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5">02/15/2025</text:date>, <text:time>01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2-15T01:06:43.14</dc:date>
    <meta:editing-duration>P22DT15H56M6S</meta:editing-duration>
    <meta:editing-cycles>26</meta:editing-cycles>
    <meta:generator>OpenOffice/4.1.13$Win32 OpenOffice.org_project/4113m1$Build-9810</meta:generator>
    <meta:document-statistic meta:table-count="1" meta:cell-count="563" meta:object-count="0"/>
  </office:meta>
</office:document-meta>
</file>